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2.065cm" svg:height="5.985cm" svg:x="-0.038cm" svg:y="0.005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989cm" fo:page-height="5.9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Quignon </meta:initial-creator>
    <meta:creation-date>2010-08-04T19:32:10</meta:creation-date>
    <dc:date>2010-08-04T19:41:45</dc:date>
    <dc:creator>Quignon </dc:creator>
    <meta:editing-duration>PT00H09M39S</meta:editing-duration>
    <meta:editing-cycles>1</meta:editing-cycles>
    <meta:document-statistic meta:object-count="1"/>
    <meta:generator>OpenOffice.org/3.2$Linu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6">
      <number:number number: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false" chart:minimum="0" chart:maximum="2304" chart:interval-major="256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6">
      <style:chart-properties chart:display-label="true" chart:logarithmic="false" chart:maximum="20000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2" chart:interval-major="0.2" chart:reverse-direction="false" text:line-break="false" chart:link-data-style-to-source="false" chart:axis-position="end"/>
      <style:graphic-properties svg:stroke-color="#b3b3b3"/>
      <style:text-properties fo:font-size="8pt" style:font-size-asian="8pt" style:font-size-complex="8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51cm" svg:stroke-color="#000000" draw:fill-color="#000000"/>
      <style:text-properties fo:font-size="6pt" style:font-size-asian="6pt" style:font-size-complex="6pt"/>
    </style:style>
    <style:style style:name="ch11" style:family="chart" style:data-style-name="N116">
      <style:chart-properties chart:symbol-type="named-symbol" chart:symbol-name="diamond" chart:symbol-width="0.25cm" chart:symbol-height="0.25cm" chart:link-data-style-to-source="false"/>
      <style:graphic-properties svg:stroke-width="0.051cm" svg:stroke-color="#000000" draw:fill-color="#00000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066cm" svg:height="5.986cm" xlink:href="." chart:class="chart:scatter" chart:style-name="ch1">
        <chart:legend chart:legend-position="bottom" svg:x="4.275cm" svg:y="5.303cm" chart:style-name="ch2"/>
        <chart:plot-area chart:style-name="ch3" chart:data-source-has-labels="both" svg:x="0.281cm" svg:y="0.119cm" svg:width="11.263cm" svg:height="5.148cm">
          <chart:axis chart:dimension="x" chart:name="primary-x" chart:style-name="ch4">
            <chart:title svg:x="4.496cm" svg:y="4.814cm" chart:style-name="ch5">
              <text:p>generated numbers</text:p>
            </chart:title>
            <chart:categories table:cell-range-address="local-table.$B$1:.$F$1"/>
          </chart:axis>
          <chart:axis chart:dimension="y" chart:name="primary-y" chart:style-name="ch6">
            <chart:title svg:x="0.242cm" svg:y="3.452cm" chart:style-name="ch7">
              <text:p>thousand calls</text:p>
            </chart:title>
            <chart:grid chart:style-name="ch8" chart:class="major"/>
          </chart:axis>
          <chart:axis chart:dimension="y" chart:name="secondary-y" chart:style-name="ch9">
            <chart:title svg:x="11.213cm" svg:y="3.016cm" chart:style-name="ch7">
              <text:p>seconds</text:p>
            </chart:title>
          </chart:axis>
          <chart:series chart:attached-axis="secondary-y" chart:style-name="ch10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series chart:attached-axis="primary-y" chart:style-name="ch11" chart:values-cell-range-address="local-table.$B$4:.$F$4" chart:label-cell-address="local-table.$A$4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2">
                <text:p>0.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total calls</text:p>
              </table:table-cell>
              <table:table-cell office:value-type="float" office:value="67.82">
                <text:p>67.82</text:p>
              </table:table-cell>
              <table:table-cell office:value-type="float" office:value="269.464">
                <text:p>269.464</text:p>
              </table:table-cell>
              <table:table-cell office:value-type="float" office:value="1073.114">
                <text:p>1073.114</text:p>
              </table:table-cell>
              <table:table-cell office:value-type="float" office:value="4279.407">
                <text:p>4279.407</text:p>
              </table:table-cell>
              <table:table-cell office:value-type="float" office:value="17079.313">
                <text:p>17079.3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